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0fee9"/>
    </style:style>
    <style:style style:name="P2" style:family="paragraph" style:parent-style-name="Standard" style:list-style-name="L1">
      <style:text-properties officeooo:paragraph-rsid="0014ffa1"/>
    </style:style>
    <style:style style:name="P3" style:family="paragraph" style:parent-style-name="Standard">
      <style:text-properties officeooo:rsid="00148960" officeooo:paragraph-rsid="00148960"/>
    </style:style>
    <style:style style:name="P4" style:family="paragraph" style:parent-style-name="Standard" style:list-style-name="L1">
      <style:text-properties officeooo:rsid="00148960" officeooo:paragraph-rsid="0014ffa1"/>
    </style:style>
    <style:style style:name="P5" style:family="paragraph" style:parent-style-name="Standard">
      <style:text-properties officeooo:paragraph-rsid="00148960"/>
    </style:style>
    <style:style style:name="P6" style:family="paragraph" style:parent-style-name="Standard">
      <style:text-properties officeooo:rsid="0014ffa1" officeooo:paragraph-rsid="0014ffa1"/>
    </style:style>
    <style:style style:name="P7" style:family="paragraph" style:parent-style-name="Standard" style:list-style-name="L1">
      <style:text-properties officeooo:rsid="0014ffa1" officeooo:paragraph-rsid="0017e8e2"/>
    </style:style>
    <style:style style:name="P8" style:family="paragraph" style:parent-style-name="Standard" style:list-style-name="L1">
      <style:text-properties officeooo:rsid="0016e12d" officeooo:paragraph-rsid="0016e12d"/>
    </style:style>
    <style:style style:name="T1" style:family="text">
      <style:text-properties officeooo:rsid="0010fee9"/>
    </style:style>
    <style:style style:name="T2" style:family="text">
      <style:text-properties officeooo:rsid="001202ab"/>
    </style:style>
    <style:style style:name="T3" style:family="text">
      <style:text-properties officeooo:rsid="00124cb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vaj Kviz je zamišljen kao kviz koji iz cjeloukupnog fonda pitanja nasumično odabire 10 pitanja, i nakon svakog odgovorenog pitaja daje ispis je li odgovor točan ili netočan(taj ispis traje 1,5 sekundi) i nakon završetka kviza ispisuje na koliko pitanja je točno odgovoreno.</text:p>
      <text:p text:style-name="Standard"/>
      <text:p text:style-name="Standard">To do list:</text:p>
      <text:p text:style-name="Standard"/>
      <text:p text:style-name="Standard"/>
      <text:p text:style-name="P3">Jelena:</text:p>
      <text:p text:style-name="P5">- <text:span text:style-name="T2">pitanja da se mogu učitati iz vanjske datoteke</text:span></text:p>
      <text:p text:style-name="P3">- <text:span text:style-name="T2">spremanje rezultata u vanjsku datoteku, omogućiti upis na rang listu 10 ajboljih bodova</text:span></text:p>
      <text:list xml:id="list4000464047" text:style-name="L1">
        <text:list-item>
          <text:p text:style-name="P4">uvesti novi sustav bodovanja. Točan odgovor: ukoliko je dan u prvoj sekundi nosi 5 bodova, u 2 sek nosi 4 boda, itd.., u 5 sekundi nosi 1 bod. Ako na pitanje nije odgovoreno unutar 5 sekundi 0 bodova i prelazak na iduće pitanje. Pogrešan odgovor nosi -1 bod. Na kraju se ispisuje ukupan ostvaren broj bodova.</text:p>
        </text:list-item>
        <text:list-item>
          <text:p text:style-name="P7">može se dodati čekanje ne samo na ispis je li pitanje točno/netočno već i na samo odgovaranje na pitanje. Npr ograničiti vrijeme za davanje odgovora na 5 sekundi</text:p>
        </text:list-item>
      </text:list>
      <text:p text:style-name="P3"/>
      <text:p text:style-name="P3"/>
      <text:p text:style-name="P6">Jurica:</text:p>
      <text:list xml:id="list91023356427411" text:continue-numbering="true" text:style-name="L1">
        <text:list-item>
          <text:p text:style-name="P2">dodati redne brojeve pitanjima da korisnik zna koliko ima pitanja do kraja</text:p>
        </text:list-item>
        <text:list-item>
          <text:p text:style-name="P2">ubaciti multimedijske elemente: umjesto nekih pitanja može biti prikazana slika pa upit što se nalazi na slici, što slika prikazuje i sl.. </text:p>
        </text:list-item>
        <text:list-item>
          <text:p text:style-name="P2">odgovori mogu biti promjenjenjeni da se ne odgovara odabirom 1-4 tipke na tipkovnici već klikom na pripradni gumb. Svaki odgovor možemo prikazati kao gumb čiji je tekst ustvari tekst pitanja. </text:p>
        </text:list-item>
        <text:list-item>
          <text:p text:style-name="P8">zvuk za tocan/netoc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Mimica</meta:initial-creator>
    <meta:creation-date>2016-02-29T18:25:08.83</meta:creation-date>
    <dc:date>2019-12-10T09:01:56.849885539</dc:date>
    <meta:editing-duration>PT10H50M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28" meta:character-count="1337" meta:non-whitespace-character-count="1125"/>
  </office:meta>
</office:document-meta>
</file>